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igtree" svg:font-family="Figtre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h1&gt;Impressum&lt;/h1&gt;</text:p>
      <text:p text:style-name="Standard">&lt;h2 id="m46"&gt;Diensteanbieter&lt;/h2&gt;</text:p>
      <text:p text:style-name="Standard">&lt;p&gt;johannes-kaeppler.dev&lt;/p&gt;</text:p>
      <text:p text:style-name="Standard">&lt;p&gt;-&lt;/p&gt;</text:p>
      <text:p text:style-name="Standard">&lt;p&gt;65451 Kelsterbach&lt;/p&gt;</text:p>
      <text:p text:style-name="Standard">&lt;p&gt;Hessen, DE&lt;/p&gt;</text:p>
      <text:p text:style-name="Standard"/>
      <text:p text:style-name="Standard">&lt;h2 id="m56"&gt;Kontaktmöglichkeiten&lt;/h2&gt;&lt;p&gt;E-Mail-Adresse: contact@johannes-kaeppler.dev&lt;/p&gt;</text:p>
      <text:p text:style-name="Standard">&lt;p&gt;Kontaktformular: www.johannes-kaeppler.dev&lt;/p&gt;</text:p>
      <text:p text:style-name="Standard"/>
      <text:p text:style-name="Standard">&lt;h2 id="m172"&gt;Social Media und andere Onlinepräsenzen&lt;/h2&gt;&lt;p&gt;Dieses Impressum gilt auch für die folgenden Social-Media-Präsenzen und Onlineprofile: &lt;/p&gt;</text:p>
      <text:p text:style-name="Standard">&lt;p&gt;&lt;a href="https://www.linkedin.com" target="_blank"&gt;https://www.linkedin.com&lt;/a&gt;&lt;/p&gt;</text:p>
      <text:p text:style-name="Standard">&lt;p&gt;&lt;a href="https://www.github.com" target="_blank"&gt;https://www.github.com&lt;/a&gt;&lt;/p&gt;</text:p>
      <text:p text:style-name="Standard"/>
      <text:p text:style-name="Standard">&lt;h2 id="m5234"&gt;Vorbehalt der Nutzung für Text und Data Mining&lt;/h2&gt;</text:p>
      <text:p text:style-name="Standard">&lt;h2 id="m169"&gt;Bildnachweise&lt;/h2&gt;&lt;p&gt;Bildquellen und Urheberrechtshinweise: &lt;/p&gt;</text:p>
      <text:p text:style-name="Standard">&lt;p&gt;Icon im Header ist mithilfe von freier Software wie zB www.canva.com erstellt. Lizenz-frei.&lt;/p&gt;</text:p>
      <text:p text:style-name="Standard">&lt;p&gt;Bilder im Bereich Protfolio stammen von selbst erstellten Projekten im Bereich Frontend-Development. Lizenz-frei.&lt;/p&gt;</text:p>
      <text:p text:style-name="Standard">&lt;p&gt;Personenbilder/Fotos sind die des Betreibers inkl. aller Rechten, Lizenzen und Pflichten.&lt;/p&gt;</text:p>
      <text:p text:style-name="Standard"/>
      <text:p text:style-name="Standard">&lt;p class="seal"&gt;&lt;a href="https://datenschutz-generator.de/" title="Rechtstext von Dr. Schwenke - für weitere Informationen bitte anklicken." target="_blank" rel="noopener noreferrer nofollow"&gt;Erstellt mit kostenlosem Datenschutz-Generator.de von Dr. Thomas Schwenke&lt;/a&gt;&lt;/p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igtree" svg:font-family="Figtre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Figtree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Figtree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Figtree" fo:font-family="Figtree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Figtree" fo:font-family="Figtree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igtree" fo:font-family="Figtree"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3T15:59:08.654626498</meta:creation-date>
    <dc:date>2024-08-03T15:59:29.688446455</dc:date>
    <meta:editing-duration>PT22S</meta:editing-duration>
    <meta:editing-cycles>1</meta:editing-cycles>
    <meta:document-statistic meta:table-count="0" meta:image-count="0" meta:object-count="0" meta:page-count="1" meta:paragraph-count="17" meta:word-count="111" meta:character-count="1318" meta:non-whitespace-character-count="1224"/>
    <meta:generator>LibreOffice/24.2.5.2$Linux_X86_64 LibreOffice_project/420$Build-2</meta:generator>
  </office:meta>
</office:document-meta>
</file>